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8DF4915E.png"/>
  <manifest:file-entry manifest:media-type="image/png" manifest:full-path="Pictures/100000000000005E0000005EB30A7831.png"/>
  <manifest:file-entry manifest:media-type="image/png" manifest:full-path="Pictures/100000000000005E0000005EB4395528.png"/>
  <manifest:file-entry manifest:media-type="image/png" manifest:full-path="Pictures/100000000000005E0000005E60E90F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808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ae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535cm"/>
    </style:style>
    <style:style style:name="gr4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63cm"/>
    </style:style>
    <style:style style:name="gr6" style:family="graphic" style:parent-style-name="standard">
      <style:graphic-properties svg:stroke-color="#000000" draw:fill="solid" draw:fill-color="#ffd320" draw:textarea-horizontal-align="center" draw:textarea-vertical-align="middle"/>
    </style:style>
    <style:style style:name="gr7" style:family="graphic" style:parent-style-name="standard">
      <style:graphic-properties draw:fill="bitmap" draw:fill-image-name="Space_20_Metal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fill="bitmap" draw:fill-image-name="Metal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fill-image-name="Metal" fo:min-height="1.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8.89cm" svg:x="3.54cm" svg:y="7.35cm">
          <text:p text:style-name="P1">Start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215cm" svg:height="2.359cm" svg:x="11.795cm" svg:y="13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26.035cm" svg:height="1.038cm" svg:x="0.905cm" svg:y="19.552cm">
          <draw:text-box>
            <text:p>Please be gentle, I am a programmer not an artist.<text:tab/><text:tab/><text:tab/>--Sqeaky</text:p>
          </draw:text-box>
        </draw:frame>
        <draw:custom-shape draw:style-name="gr4" draw:text-style-name="P1" draw:layer="layout" svg:width="1.159cm" svg:height="1.18cm" svg:x="5.473cm" svg:y="1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159cm" svg:height="1.179cm" svg:x="3.927cm" svg:y="12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16cm" svg:height="1.18cm" svg:x="4.313cm" svg:y="13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159cm" svg:height="1.179cm" svg:x="5.473cm" svg:y="14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4.765cm" svg:height="4.186cm" svg:x="1.635cm" svg:y="1.286cm">
          <draw:text-box>
            <text:p>In this easy difficulty stage (which is already in progress) the player needs to be find a way to stop they're pieces from rolling off the stage.</text:p>
            <text:p/>
            <text:p>The ideal way to solve this would be to throw the heavy triangle near enough to the edges to create a cup shape.</text:p>
          </draw:text-box>
        </draw:frame>
        <draw:line draw:style-name="gr6" draw:text-style-name="P1" draw:layer="layout" svg:x1="1.635cm" svg:y1="16.875cm" svg:x2="1.635cm" svg:y2="5.445cm">
          <text:p/>
        </draw:line>
        <draw:line draw:style-name="gr6" draw:text-style-name="P1" draw:layer="layout" svg:x1="26.4cm" svg:y1="5.445cm" svg:x2="1.635cm" svg:y2="5.445cm">
          <text:p/>
        </draw:line>
        <draw:line draw:style-name="gr6" draw:text-style-name="P1" draw:layer="layout" svg:x1="1.635cm" svg:y1="16.875cm" svg:x2="26.4cm" svg:y2="16.875cm">
          <text:p/>
        </draw:line>
        <draw:line draw:style-name="gr6" draw:text-style-name="P1" draw:layer="layout" svg:x1="26.4cm" svg:y1="5.445cm" svg:x2="26.4cm" svg:y2="16.875cm">
          <text:p/>
        </draw:line>
        <draw:custom-shape draw:style-name="gr7" draw:text-style-name="P1" draw:layer="layout" svg:width="1.905cm" svg:height="1.905cm" svg:x="4.175cm" svg:y="7.98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905cm" svg:height="1.905cm" svg:x="19.575cm" svg:y="11.341cm">
          <text:p/>
          <draw:enhanced-geometry svg:viewBox="0 0 21600 21600" draw:glue-points="10800 0 5400 10800 0 21600 10800 21600 21600 21600 16200 10800" draw:text-areas="1900 12700 12700 19700" draw:mirror-horizontal="true" draw:type="right-triangle" draw:enhanced-path="M 0 0 L 21600 21600 0 21600 0 0 Z N"/>
        </draw:custom-shape>
        <draw:custom-shape draw:style-name="gr8" draw:text-style-name="P1" draw:layer="layout" svg:width="1.159cm" svg:height="1.18cm" svg:x="11.795cm" svg:y="8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2.43cm" svg:y1="8.62cm" svg:x2="10.525cm" svg:y2="7.35cm">
          <text:p/>
        </draw:line>
        <draw:line draw:style-name="gr9" draw:text-style-name="P1" draw:layer="layout" svg:x1="11.795cm" svg:y1="9.559cm" svg:x2="10.525cm" svg:y2="8.924cm">
          <text:p/>
        </draw:line>
        <draw:frame draw:style-name="gr10" draw:layer="layout" svg:width="12.065cm" svg:height="2.612cm" svg:x="15.605cm" svg:y="6.008cm">
          <draw:text-box>
            <text:p>Rubber balls could bounce over the triangle, while a the heavy gold ones could push though it.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Marble" xlink:href="Pictures/100000000000005E0000005E60E90F8C.png" xlink:type="simple" xlink:show="embed" xlink:actuate="onLoad"/>
    <draw:fill-image draw:name="Metal" xlink:href="Pictures/100000000000005E0000005EB30A7831.png" xlink:type="simple" xlink:show="embed" xlink:actuate="onLoad"/>
    <draw:fill-image draw:name="Pattern" xlink:href="Pictures/100000000000005E0000005EB4395528.png" xlink:type="simple" xlink:show="embed" xlink:actuate="onLoad"/>
    <draw:fill-image draw:name="Space_20_Metal" draw:display-name="Space Metal" xlink:href="Pictures/100000000000005E0000005E8DF4915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e Toppi</meta:initial-creator>
    <meta:creation-date>2010-06-17T21:11:08</meta:creation-date>
    <meta:generator>OpenOffice.org/3.2$Linux OpenOffice.org_project/320m12$Build-9483</meta:generator>
    <dc:date>2010-06-17T21:39:04</dc:date>
    <dc:creator>Joe Toppi</dc:creator>
    <meta:editing-duration>PT00H22M30S</meta:editing-duration>
    <meta:editing-cycles>2</meta:editing-cycles>
    <meta:document-statistic meta:object-count="18"/>
  </office:meta>
</office:document-meta>
</file>